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FreeSans1" svg:font-family="FreeSans" style:font-family-generic="swiss"/>
    <style:font-face style:name="Tibetan Machine Uni" svg:font-family="'Tibetan Machine Uni'"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fo:font-weight="bold" style:font-weight-asian="bold" style:font-weight-complex="bold"/>
    </style:style>
    <style:style style:name="P2" style:family="paragraph" style:parent-style-name="Text_20_body">
      <style:text-properties fo:font-weight="bold" officeooo:rsid="000e6297" officeooo:paragraph-rsid="000e6297" style:font-weight-asian="bold" style:font-weight-complex="bold"/>
    </style:style>
    <style:style style:name="P3" style:family="paragraph" style:parent-style-name="Text_20_body">
      <style:text-properties fo:font-weight="normal" officeooo:rsid="000d2450" officeooo:paragraph-rsid="000d2450" style:font-weight-asian="normal" style:font-weight-complex="normal"/>
    </style:style>
    <style:style style:name="P4" style:family="paragraph" style:parent-style-name="Text_20_body">
      <style:text-properties fo:font-weight="normal" officeooo:rsid="000d2450" officeooo:paragraph-rsid="000e6297" style:font-weight-asian="normal" style:font-weight-complex="normal"/>
    </style:style>
    <style:style style:name="P5" style:family="paragraph" style:parent-style-name="Text_20_body">
      <style:text-properties style:font-name="Times New Roman" fo:font-size="12pt" fo:font-weight="normal" officeooo:rsid="001ab898" officeooo:paragraph-rsid="001ab898" style:font-size-asian="12pt" style:font-weight-asian="normal" style:font-size-complex="12pt" style:font-weight-complex="normal"/>
    </style:style>
    <style:style style:name="P6" style:family="paragraph" style:parent-style-name="Text_20_body">
      <style:text-properties style:font-name="Times New Roman" fo:font-size="12pt" fo:font-weight="normal" officeooo:rsid="001c0eda" officeooo:paragraph-rsid="001c0eda" style:font-size-asian="12pt" style:font-weight-asian="normal" style:font-size-complex="12pt" style:font-weight-complex="normal"/>
    </style:style>
    <style:style style:name="P7" style:family="paragraph" style:parent-style-name="Text_20_body">
      <style:text-properties style:font-name="Times New Roman" fo:font-size="12pt" fo:font-weight="normal" officeooo:rsid="001dc491" officeooo:paragraph-rsid="001dc491" style:font-size-asian="12pt" style:font-weight-asian="normal" style:font-size-complex="12pt" style:font-weight-complex="normal"/>
    </style:style>
    <style:style style:name="P8" style:family="paragraph" style:parent-style-name="Text_20_body">
      <style:paragraph-properties fo:margin-top="0in" fo:margin-bottom="0in" loext:contextual-spacing="false" fo:line-height="138%" style:writing-mode="lr-tb"/>
      <style:text-properties style:font-name="Times New Roman" fo:font-size="12pt" fo:font-weight="normal" officeooo:rsid="000e6297" officeooo:paragraph-rsid="000e6297" style:font-size-asian="12pt" style:font-weight-asian="normal" style:font-size-complex="12pt" style:font-weight-complex="normal"/>
    </style:style>
    <style:style style:name="P9" style:family="paragraph" style:parent-style-name="Text_20_body">
      <style:paragraph-properties fo:margin-top="0in" fo:margin-bottom="0in" loext:contextual-spacing="false" fo:line-height="138%" style:writing-mode="lr-tb"/>
      <style:text-properties style:font-name="Times New Roman" fo:font-size="12pt" fo:font-weight="normal" officeooo:rsid="000e6297" officeooo:paragraph-rsid="001000c4" style:font-size-asian="12pt" style:font-weight-asian="normal" style:font-size-complex="12pt" style:font-weight-complex="normal"/>
    </style:style>
    <style:style style:name="P10" style:family="paragraph" style:parent-style-name="Text_20_body">
      <style:paragraph-properties fo:margin-top="0in" fo:margin-bottom="0in" loext:contextual-spacing="false" fo:line-height="138%" style:writing-mode="lr-tb"/>
      <style:text-properties style:font-name="Times New Roman" fo:font-size="12pt" fo:font-weight="normal" officeooo:rsid="000e6297" officeooo:paragraph-rsid="00130264" style:font-size-asian="12pt" style:font-weight-asian="normal" style:font-size-complex="12pt" style:font-weight-complex="normal"/>
    </style:style>
    <style:style style:name="P11" style:family="paragraph" style:parent-style-name="Text_20_body">
      <style:paragraph-properties fo:margin-top="0in" fo:margin-bottom="0in" loext:contextual-spacing="false" fo:line-height="138%" style:writing-mode="lr-tb"/>
      <style:text-properties style:font-name="Times New Roman" fo:font-size="12pt" fo:font-weight="normal" officeooo:rsid="001000c4" officeooo:paragraph-rsid="001000c4" style:font-size-asian="12pt" style:font-weight-asian="normal" style:font-size-complex="12pt" style:font-weight-complex="normal"/>
    </style:style>
    <style:style style:name="P12" style:family="paragraph" style:parent-style-name="Text_20_body">
      <style:paragraph-properties fo:margin-top="0in" fo:margin-bottom="0in" loext:contextual-spacing="false" fo:line-height="138%" style:writing-mode="lr-tb"/>
      <style:text-properties style:font-name="Times New Roman" fo:font-size="12pt" fo:font-weight="normal" officeooo:rsid="001000c4" officeooo:paragraph-rsid="0011441b" style:font-size-asian="12pt" style:font-weight-asian="normal" style:font-size-complex="12pt" style:font-weight-complex="normal"/>
    </style:style>
    <style:style style:name="P13" style:family="paragraph" style:parent-style-name="Text_20_body">
      <style:paragraph-properties fo:margin-top="0in" fo:margin-bottom="0in" loext:contextual-spacing="false" fo:line-height="138%" style:writing-mode="lr-tb"/>
      <style:text-properties style:font-name="Times New Roman" fo:font-size="12pt" fo:font-weight="normal" officeooo:rsid="0012c709" officeooo:paragraph-rsid="0012c709" style:font-size-asian="12pt" style:font-weight-asian="normal" style:font-size-complex="12pt" style:font-weight-complex="normal"/>
    </style:style>
    <style:style style:name="P14" style:family="paragraph" style:parent-style-name="Text_20_body">
      <style:paragraph-properties fo:margin-top="0in" fo:margin-bottom="0in" loext:contextual-spacing="false" fo:line-height="138%" style:writing-mode="lr-tb"/>
      <style:text-properties style:font-name="Times New Roman" fo:font-size="12pt" fo:font-weight="normal" officeooo:rsid="001353db" officeooo:paragraph-rsid="001353db" style:font-size-asian="12pt" style:font-weight-asian="normal" style:font-size-complex="12pt" style:font-weight-complex="normal"/>
    </style:style>
    <style:style style:name="P15" style:family="paragraph" style:parent-style-name="Text_20_body">
      <style:paragraph-properties fo:margin-top="0in" fo:margin-bottom="0in" loext:contextual-spacing="false" fo:line-height="138%" style:writing-mode="lr-tb"/>
      <style:text-properties style:font-name="Times New Roman" fo:font-size="12pt" fo:font-weight="normal" officeooo:rsid="0016c655" officeooo:paragraph-rsid="0016c655" style:font-size-asian="12pt" style:font-weight-asian="normal" style:font-size-complex="12pt" style:font-weight-complex="normal"/>
    </style:style>
    <style:style style:name="P16" style:family="paragraph" style:parent-style-name="Text_20_body">
      <style:paragraph-properties fo:margin-top="0in" fo:margin-bottom="0in" loext:contextual-spacing="false" fo:line-height="138%" style:writing-mode="lr-tb"/>
      <style:text-properties style:font-name="Times New Roman" fo:font-size="12pt" fo:font-weight="normal" officeooo:rsid="00198922" officeooo:paragraph-rsid="00198922" style:font-size-asian="12pt" style:font-weight-asian="normal" style:font-size-complex="12pt" style:font-weight-complex="normal"/>
    </style:style>
    <style:style style:name="P17" style:family="paragraph" style:parent-style-name="Text_20_body">
      <style:paragraph-properties fo:margin-top="0in" fo:margin-bottom="0in" loext:contextual-spacing="false" fo:line-height="138%" style:writing-mode="lr-tb"/>
      <style:text-properties style:font-name="Times New Roman" fo:font-size="12pt" fo:font-weight="normal" officeooo:rsid="001dc491" officeooo:paragraph-rsid="001dc491" style:font-size-asian="12pt" style:font-weight-asian="normal" style:font-size-complex="12pt" style:font-weight-complex="normal"/>
    </style:style>
    <style:style style:name="P18" style:family="paragraph" style:parent-style-name="Text_20_body">
      <style:paragraph-properties fo:margin-top="0in" fo:margin-bottom="0in" loext:contextual-spacing="false" fo:line-height="138%" style:writing-mode="lr-tb"/>
      <style:text-properties style:font-name="Times New Roman" fo:font-size="12pt" fo:font-weight="normal" officeooo:rsid="001fa771" officeooo:paragraph-rsid="001fa771" style:font-size-asian="12pt" style:font-weight-asian="normal" style:font-size-complex="12pt" style:font-weight-complex="normal"/>
    </style:style>
    <style:style style:name="P19" style:family="paragraph" style:parent-style-name="Text_20_body">
      <style:paragraph-properties fo:margin-top="0in" fo:margin-bottom="0in" loext:contextual-spacing="false" fo:line-height="138%" style:writing-mode="lr-tb"/>
      <style:text-properties style:font-name="Times New Roman" fo:font-size="12pt" fo:font-weight="bold" officeooo:rsid="00185406" officeooo:paragraph-rsid="00185406" style:font-size-asian="12pt" style:font-weight-asian="bold" style:font-size-complex="12pt" style:font-weight-complex="bold"/>
    </style:style>
    <style:style style:name="P20" style:family="paragraph" style:parent-style-name="Text_20_body">
      <style:paragraph-properties fo:margin-top="0in" fo:margin-bottom="0in" loext:contextual-spacing="false" fo:line-height="138%" style:writing-mode="lr-tb"/>
      <style:text-properties style:font-name="Times New Roman" fo:font-size="12pt" fo:font-weight="bold" officeooo:paragraph-rsid="001ab898" style:font-size-asian="12pt" style:font-weight-asian="bold" style:font-size-complex="12pt" style:font-weight-complex="bold"/>
    </style:style>
    <style:style style:name="P21" style:family="paragraph" style:parent-style-name="Text_20_body">
      <style:paragraph-properties fo:margin-top="0in" fo:margin-bottom="0in" loext:contextual-spacing="false" fo:line-height="138%" style:writing-mode="lr-tb"/>
      <style:text-properties style:font-name="Times New Roman" fo:font-size="12pt" fo:font-weight="bold" officeooo:rsid="001dc491" officeooo:paragraph-rsid="001dc491" style:font-size-asian="12pt" style:font-weight-asian="bold" style:font-size-complex="12pt" style:font-weight-complex="bold"/>
    </style:style>
    <style:style style:name="P22" style:family="paragraph" style:parent-style-name="Text_20_body">
      <style:paragraph-properties fo:margin-top="0in" fo:margin-bottom="0in" loext:contextual-spacing="false" fo:line-height="138%" style:writing-mode="lr-tb"/>
      <style:text-properties style:font-name="Times New Roman" fo:font-size="12pt" officeooo:paragraph-rsid="001ab898" style:font-size-asian="12pt" style:font-size-complex="12pt"/>
    </style:style>
    <style:style style:name="P23"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Times New Roman" fo:font-size="12pt" fo:font-style="normal" style:text-underline-style="none" fo:font-weight="normal" officeooo:rsid="000d61d6" officeooo:paragraph-rsid="00198922" style:text-blinking="false" fo:background-color="transparent" style:font-size-asian="12pt" style:font-weight-asian="normal" style:font-size-complex="12pt" style:font-weight-complex="normal"/>
    </style:style>
    <style:style style:name="P24"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Times New Roman" fo:font-size="12pt" fo:font-style="normal" style:text-underline-style="none" fo:font-weight="normal" officeooo:rsid="001ab470" officeooo:paragraph-rsid="00198922" style:text-blinking="false" fo:background-color="transparent" style:font-size-asian="12pt" style:font-weight-asian="normal" style:font-size-complex="12pt" style:font-weight-complex="normal"/>
    </style:style>
    <style:style style:name="P25" style:family="paragraph" style:parent-style-name="Standard">
      <style:text-properties style:font-name="Times New Roman" officeooo:rsid="000d2450" officeooo:paragraph-rsid="000d2450"/>
    </style:style>
    <style:style style:name="P26" style:family="paragraph" style:parent-style-name="Standard">
      <style:text-properties style:font-name="Times New Roman" fo:font-weight="bold" officeooo:rsid="000d2450" officeooo:paragraph-rsid="000d2450" style:font-weight-asian="bold" style:font-weight-complex="bold"/>
    </style:style>
    <style:style style:name="P27" style:family="paragraph" style:parent-style-name="Standard">
      <style:text-properties style:font-name="Times New Roman" fo:font-weight="bold" officeooo:rsid="000e6297" officeooo:paragraph-rsid="000e6297" style:font-weight-asian="bold" style:font-weight-complex="bold"/>
    </style:style>
    <style:style style:name="P28" style:family="paragraph" style:parent-style-name="Standard">
      <style:text-properties style:font-name="Times New Roman" fo:font-weight="bold" officeooo:rsid="000e6297" officeooo:paragraph-rsid="00198922" style:font-weight-asian="bold" style:font-weight-complex="bold"/>
    </style:style>
    <style:style style:name="P29" style:family="paragraph" style:parent-style-name="Standard">
      <style:text-properties style:font-name="Times New Roman" fo:font-weight="bold" officeooo:rsid="000e6297" officeooo:paragraph-rsid="001dc491" style:font-weight-asian="bold" style:font-weight-complex="bold"/>
    </style:style>
    <style:style style:name="P30" style:family="paragraph" style:parent-style-name="Standard">
      <style:text-properties fo:font-weight="bold" officeooo:paragraph-rsid="00198922"/>
    </style:style>
    <style:style style:name="P31" style:family="paragraph" style:parent-style-name="Standard">
      <style:text-properties fo:font-weight="bold" officeooo:paragraph-rsid="001c0eda"/>
    </style:style>
    <style:style style:name="P32" style:family="paragraph" style:parent-style-name="Standard">
      <style:text-properties officeooo:paragraph-rsid="000e6297"/>
    </style:style>
    <style:style style:name="P33" style:family="paragraph" style:parent-style-name="Standard">
      <style:text-properties officeooo:paragraph-rsid="00198922"/>
    </style:style>
    <style:style style:name="T1" style:family="text">
      <style:text-properties officeooo:rsid="000e6297"/>
    </style:style>
    <style:style style:name="T2" style:family="text">
      <style:text-properties fo:font-weight="normal" style:font-weight-asian="normal" style:font-weight-complex="normal"/>
    </style:style>
    <style:style style:name="T3" style:family="text">
      <style:text-properties fo:font-variant="normal" fo:text-transform="none" fo:color="#000000" style:text-line-through-style="none" style:text-line-through-type="none" fo:font-style="normal" style:text-underline-style="none" style:text-blinking="false" fo:background-color="transparent" loext:char-shading-value="0"/>
    </style:style>
    <style:style style:name="T4" style:family="text">
      <style:text-properties fo:font-variant="normal" fo:text-transform="none" fo:color="#000000" style:text-line-through-style="none" style:text-line-through-type="none" fo:font-style="normal" style:text-underline-style="none" officeooo:rsid="000ad20b" style:text-blinking="false" fo:background-color="transparent" loext:char-shading-value="0"/>
    </style:style>
    <style:style style:name="T5" style:family="text">
      <style:text-properties fo:font-variant="normal" fo:text-transform="none" fo:color="#000000" style:text-line-through-style="none" style:text-line-through-type="none" fo:font-style="normal" style:text-underline-style="none" officeooo:rsid="000b7364" style:text-blinking="false" fo:background-color="transparent" loext:char-shading-value="0"/>
    </style:style>
    <style:style style:name="T6" style:family="text">
      <style:text-properties fo:font-variant="normal" fo:text-transform="none" fo:color="#000000" style:text-line-through-style="none" style:text-line-through-type="none" fo:font-style="normal" style:text-underline-style="none" officeooo:rsid="0009055f" style:text-blinking="false" fo:background-color="transparent" loext:char-shading-value="0"/>
    </style:style>
    <style:style style:name="T7" style:family="text">
      <style:text-properties fo:font-variant="normal" fo:text-transform="none" fo:color="#000000" style:text-line-through-style="none" style:text-line-through-type="none" fo:font-style="normal" style:text-underline-style="none" officeooo:rsid="001000c4" style:text-blinking="false" fo:background-color="transparent" loext:char-shading-value="0"/>
    </style:style>
    <style:style style:name="T8" style:family="text">
      <style:text-properties fo:font-variant="normal" fo:text-transform="none" fo:color="#000000" style:text-line-through-style="none" style:text-line-through-type="none" fo:font-style="normal" style:text-underline-style="none" officeooo:rsid="0011441b" style:text-blinking="false" fo:background-color="transparent" loext:char-shading-value="0"/>
    </style:style>
    <style:style style:name="T9" style:family="text">
      <style:text-properties fo:font-variant="normal" fo:text-transform="none" fo:color="#000000" style:text-line-through-style="none" style:text-line-through-type="none" fo:font-style="normal" style:text-underline-style="none" officeooo:rsid="0012c709" style:text-blinking="false" fo:background-color="transparent" loext:char-shading-value="0"/>
    </style:style>
    <style:style style:name="T10" style:family="text">
      <style:text-properties fo:font-variant="normal" fo:text-transform="none" fo:color="#000000" style:text-line-through-style="none" style:text-line-through-type="none" fo:font-style="normal" style:text-underline-style="none" officeooo:rsid="00130264" style:text-blinking="false" fo:background-color="transparent" loext:char-shading-value="0"/>
    </style:style>
    <style:style style:name="T11" style:family="text">
      <style:text-properties fo:font-variant="normal" fo:text-transform="none" fo:color="#000000" style:text-line-through-style="none" style:text-line-through-type="none" fo:font-style="normal" style:text-underline-style="none" officeooo:rsid="001353db" style:text-blinking="false" fo:background-color="transparent" loext:char-shading-value="0"/>
    </style:style>
    <style:style style:name="T12" style:family="text">
      <style:text-properties fo:font-variant="normal" fo:text-transform="none" fo:color="#000000" style:text-line-through-style="none" style:text-line-through-type="none" fo:font-style="normal" style:text-underline-style="none" officeooo:rsid="0013cbd3" style:text-blinking="false" fo:background-color="transparent" loext:char-shading-value="0"/>
    </style:style>
    <style:style style:name="T13" style:family="text">
      <style:text-properties fo:font-variant="normal" fo:text-transform="none" fo:color="#000000" style:text-line-through-style="none" style:text-line-through-type="none" fo:font-style="normal" style:text-underline-style="none" officeooo:rsid="001542b6" style:text-blinking="false" fo:background-color="transparent" loext:char-shading-value="0"/>
    </style:style>
    <style:style style:name="T14" style:family="text">
      <style:text-properties fo:font-variant="normal" fo:text-transform="none" fo:color="#000000" style:text-line-through-style="none" style:text-line-through-type="none" fo:font-style="normal" style:text-underline-style="none" officeooo:rsid="0016c655" style:text-blinking="false" fo:background-color="transparent" loext:char-shading-value="0"/>
    </style:style>
    <style:style style:name="T15" style:family="text">
      <style:text-properties fo:font-variant="normal" fo:text-transform="none" fo:color="#000000" style:text-line-through-style="none" style:text-line-through-type="none" fo:font-style="normal" style:text-underline-style="none" officeooo:rsid="00162d9e" style:text-blinking="false" fo:background-color="transparent" loext:char-shading-value="0"/>
    </style:style>
    <style:style style:name="T16" style:family="text">
      <style:text-properties fo:font-variant="normal" fo:text-transform="none" fo:color="#000000" style:text-line-through-style="none" style:text-line-through-type="none" fo:font-style="normal" style:text-underline-style="none" officeooo:rsid="001ab898" style:text-blinking="false" fo:background-color="transparent" loext:char-shading-value="0"/>
    </style:style>
    <style:style style:name="T17" style:family="text">
      <style:text-properties fo:font-variant="normal" fo:text-transform="none" fo:color="#000000" style:text-line-through-style="none" style:text-line-through-type="none" fo:font-style="normal" style:text-underline-style="none" officeooo:rsid="001c0eda" style:text-blinking="false" fo:background-color="transparent" loext:char-shading-value="0"/>
    </style:style>
    <style:style style:name="T18" style:family="text">
      <style:text-properties fo:font-variant="normal" fo:text-transform="none" fo:color="#000000" style:text-line-through-style="none" style:text-line-through-type="none" fo:font-style="normal" style:text-underline-style="none" officeooo:rsid="001dc491" style:text-blinking="false" fo:background-color="transparent" loext:char-shading-value="0"/>
    </style:style>
    <style:style style:name="T19" style:family="text">
      <style:text-properties fo:font-variant="normal" fo:text-transform="none" fo:color="#000000" style:text-line-through-style="none" style:text-line-through-type="none" fo:font-style="normal" style:text-underline-style="none" fo:font-weight="bold" style:text-blinking="false" fo:background-color="transparent" loext:char-shading-value="0" style:font-weight-asian="bold" style:font-weight-complex="bold"/>
    </style:style>
    <style:style style:name="T20" style:family="text">
      <style:text-properties fo:font-variant="normal" fo:text-transform="none" fo:color="#000000" style:text-line-through-style="none" style:text-line-through-type="none" fo:font-style="normal" style:text-underline-style="none" fo:font-weight="bold" officeooo:rsid="001000c4" style:text-blinking="false" fo:background-color="transparent" loext:char-shading-value="0" style:font-weight-asian="bold" style:font-weight-complex="bold"/>
    </style:style>
    <style:style style:name="T21"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font-weight-asian="normal" style:font-weight-complex="normal"/>
    </style:style>
    <style:style style:name="T22" style:family="text">
      <style:text-properties fo:font-variant="normal" fo:text-transform="none" fo:color="#000000" style:text-line-through-style="none" style:text-line-through-type="none" fo:font-style="normal" style:text-underline-style="none" fo:font-weight="normal" officeooo:rsid="000d61d6" style:text-blinking="false" fo:background-color="transparent" loext:char-shading-value="0" style:font-weight-asian="normal" style:font-weight-complex="normal"/>
    </style:style>
    <style:style style:name="T23" style:family="text">
      <style:text-properties fo:font-variant="normal" fo:text-transform="none" fo:color="#000000" style:text-line-through-style="none" style:text-line-through-type="none" fo:font-style="normal" style:text-underline-style="none" fo:font-weight="normal" officeooo:rsid="001ab898" style:text-blinking="false" fo:background-color="transparent" loext:char-shading-value="0"/>
    </style:style>
    <style:style style:name="T24" style:family="text">
      <style:text-properties fo:font-variant="normal" fo:text-transform="none" fo:color="#000000" style:text-line-through-style="none" style:text-line-through-type="none" style:font-name="Times New Roman" fo:font-size="12pt" fo:language="en" fo:country="US" fo:font-style="normal" style:text-underline-style="none" fo:font-weight="normal" officeooo:rsid="0016c655" style:text-blinking="false" fo:background-color="transparent" loext:char-shading-value="0" style:font-size-asian="12pt" style:font-style-asian="normal" style:font-weight-asian="normal" style:font-size-complex="12pt" style:font-style-complex="normal" style:font-weight-complex="normal"/>
    </style:style>
    <style:style style:name="T25" style:family="text">
      <style:text-properties fo:font-variant="normal" fo:text-transform="none" fo:color="#000000" style:text-line-through-style="none" style:text-line-through-type="none" style:font-name="Times New Roman" fo:font-size="12pt" fo:language="en" fo:country="US" fo:font-style="normal" style:text-underline-style="none" fo:font-weight="normal" officeooo:rsid="00185406" style:text-blinking="false" fo:background-color="transparent" loext:char-shading-value="0" style:font-size-asian="12pt" style:font-style-asian="normal" style:font-weight-asian="normal" style:font-size-complex="12pt" style:font-style-complex="normal" style:font-weight-complex="normal"/>
    </style:style>
    <style:style style:name="T26" style:family="text">
      <style:text-properties fo:font-variant="normal" fo:text-transform="none" fo:color="#000000" style:text-line-through-style="none" style:text-line-through-type="none" style:font-name="Times New Roman" fo:font-size="12pt" fo:language="en" fo:country="US" fo:font-style="normal" style:text-underline-style="none" fo:font-weight="normal" officeooo:rsid="001dc9c0" style:text-blinking="false" fo:background-color="transparent" loext:char-shading-value="0" style:font-size-asian="12pt" style:font-style-asian="normal" style:font-weight-asian="normal" style:font-size-complex="12pt" style:font-style-complex="normal" style:font-weight-complex="normal"/>
    </style:style>
    <style:style style:name="T27" style:family="text">
      <style:text-properties fo:font-variant="normal" fo:text-transform="none" fo:color="#000000" style:text-line-through-style="none" style:text-line-through-type="none" style:font-name="Times New Roman" fo:font-size="12pt" fo:language="en" fo:country="US" fo:font-style="normal" style:text-underline-style="none" fo:font-weight="normal" officeooo:rsid="001c0eda" style:text-blinking="false" fo:background-color="transparent" loext:char-shading-value="0" style:font-size-asian="12pt" style:font-style-asian="normal" style:font-weight-asian="normal" style:font-size-complex="12pt" style:font-style-complex="normal" style:font-weight-complex="normal"/>
    </style:style>
    <style:style style:name="T28" style:family="text">
      <style:text-properties fo:font-variant="normal" fo:text-transform="none" fo:color="#000000" style:text-line-through-style="none" style:text-line-through-type="none" style:font-name="Times New Roman" fo:font-size="12pt" fo:language="en" fo:country="US" fo:font-style="normal" style:text-underline-style="none" fo:font-weight="normal" officeooo:rsid="001ab898" style:text-blinking="false" fo:background-color="transparent" loext:char-shading-value="0" style:font-size-asian="12pt" style:font-style-asian="normal" style:font-weight-asian="normal" style:font-size-complex="12pt" style:font-style-complex="normal" style:font-weight-complex="normal"/>
    </style:style>
    <style:style style:name="T29" style:family="text">
      <style:text-properties fo:font-variant="normal" fo:text-transform="none" fo:color="#000000" style:text-line-through-style="none" style:text-line-through-type="none" style:font-name="Times New Roman" fo:font-size="12pt" fo:language="en" fo:country="US" fo:font-style="normal" style:text-underline-style="none" officeooo:rsid="00185406" style:text-blinking="false" fo:background-color="transparent" loext:char-shading-value="0" style:font-size-asian="12pt" style:font-style-asian="normal" style:font-weight-asian="bold" style:font-size-complex="12pt" style:font-style-complex="normal" style:font-weight-complex="bold"/>
    </style:style>
    <style:style style:name="T30" style:family="text">
      <style:text-properties fo:font-variant="normal" fo:text-transform="none" fo:color="#000000" style:text-line-through-style="none" style:text-line-through-type="none" style:font-name="Times New Roman" fo:font-size="12pt" fo:language="en" fo:country="US" fo:font-style="normal" style:text-underline-style="none" officeooo:rsid="0016c655" style:text-blinking="false" fo:background-color="transparent" loext:char-shading-value="0" style:font-size-asian="12pt" style:font-style-asian="normal" style:font-weight-asian="bold" style:font-size-complex="12pt" style:font-style-complex="normal" style:font-weight-complex="bold"/>
    </style:style>
    <style:style style:name="T31" style:family="text">
      <style:text-properties fo:font-variant="normal" fo:text-transform="none" fo:color="#000000" style:text-line-through-style="none" style:text-line-through-type="none" style:font-name="Times New Roman" fo:font-size="12pt" fo:language="en" fo:country="US" fo:font-style="normal" style:text-underline-style="none" officeooo:rsid="001ab898" style:text-blinking="false" fo:background-color="transparent" loext:char-shading-value="0" style:font-size-asian="12pt" style:font-style-asian="normal" style:font-weight-asian="bold" style:font-size-complex="12pt" style:font-style-complex="normal" style:font-weight-complex="bold"/>
    </style:style>
    <style:style style:name="T32" style:family="text">
      <style:text-properties fo:font-variant="normal" fo:text-transform="none" fo:color="#000000" style:text-line-through-style="none" style:text-line-through-type="none" style:font-name="Times New Roman" fo:font-size="12pt" fo:language="en" fo:country="US" fo:font-style="normal" style:text-underline-style="none" fo:font-weight="bold" officeooo:rsid="001ab898" style:text-blinking="false" fo:background-color="transparent" loext:char-shading-value="0" style:font-size-asian="12pt" style:font-style-asian="normal" style:font-weight-asian="bold" style:font-size-complex="12pt" style:font-style-complex="normal" style:font-weight-complex="bold"/>
    </style:style>
    <style:style style:name="T33" style:family="text">
      <style:text-properties fo:font-variant="normal" fo:text-transform="none" fo:color="#1155cc" style:text-line-through-style="none" style:text-line-through-type="none" fo:font-style="normal" style:text-underline-style="solid" style:text-underline-width="auto" style:text-underline-color="font-color" style:text-blinking="false" fo:background-color="transparent" loext:char-shading-value="0"/>
    </style:style>
    <style:style style:name="T34" style:family="text">
      <style:text-properties style:font-name="Times New Roman" fo:font-weight="normal" officeooo:rsid="000e6297" style:font-weight-asian="normal" style:font-weight-complex="normal"/>
    </style:style>
    <style:style style:name="T35" style:family="text">
      <style:text-properties style:font-name="Times New Roman" fo:font-weight="normal" officeooo:rsid="001353db" style:font-weight-asian="normal" style:font-weight-complex="normal"/>
    </style:style>
    <style:style style:name="T36" style:family="text">
      <style:text-properties style:font-name="Times New Roman" officeooo:rsid="001353db" style:font-weight-asian="bold" style:font-weight-complex="bold"/>
    </style:style>
    <style:style style:name="T37" style:family="text">
      <style:text-properties style:font-name="Times New Roman" fo:language="en" fo:country="US" fo:font-style="normal" fo:font-weight="normal" officeooo:rsid="001353db" style:font-style-asian="normal" style:font-weight-asian="normal" style:font-style-complex="normal" style:font-weight-complex="normal"/>
    </style:style>
    <style:style style:name="T38" style:family="text">
      <style:text-properties style:font-name="Times New Roman" fo:language="en" fo:country="US" fo:font-style="normal" fo:font-weight="normal" officeooo:rsid="0013cbd3" style:font-style-asian="normal" style:font-weight-asian="normal" style:font-style-complex="normal" style:font-weight-complex="normal"/>
    </style:style>
    <style:style style:name="T39" style:family="text">
      <style:text-properties style:font-name="Times New Roman" fo:language="en" fo:country="US" fo:font-style="normal" fo:font-weight="normal" officeooo:rsid="001542b6" style:font-style-asian="normal" style:font-weight-asian="normal" style:font-style-complex="normal" style:font-weight-complex="normal"/>
    </style:style>
    <style:style style:name="T40" style:family="text">
      <style:text-properties style:font-name="Times New Roman" fo:language="en" fo:country="US" fo:font-style="normal" fo:font-weight="normal" officeooo:rsid="0016c655" style:font-style-asian="normal" style:font-weight-asian="normal" style:font-style-complex="normal" style:font-weight-complex="normal"/>
    </style:style>
    <style:style style:name="T41" style:family="text">
      <style:text-properties style:font-name="Times New Roman" fo:language="en" fo:country="US" fo:font-style="normal" fo:font-weight="normal" officeooo:rsid="00198922" style:font-style-asian="normal" style:font-weight-asian="normal" style:font-style-complex="normal" style:font-weight-complex="normal"/>
    </style:style>
    <style:style style:name="T42" style:family="text">
      <style:text-properties style:font-name="Times New Roman" fo:language="en" fo:country="US" fo:font-style="normal" fo:font-weight="normal" officeooo:rsid="001c0eda" style:font-style-asian="normal" style:font-weight-asian="normal" style:font-style-complex="normal" style:font-weight-complex="normal"/>
    </style:style>
    <style:style style:name="T43" style:family="text">
      <style:text-properties style:font-name="Times New Roman" fo:language="en" fo:country="US" fo:font-style="normal" fo:font-weight="normal" officeooo:rsid="001dc491" style:font-style-asian="normal" style:font-weight-asian="normal" style:font-style-complex="normal" style:font-weight-complex="normal"/>
    </style:style>
    <style:style style:name="T44" style:family="text">
      <style:text-properties style:font-name="Times New Roman" fo:language="en" fo:country="US" fo:font-style="normal" officeooo:rsid="0013cbd3" style:font-style-asian="normal" style:font-weight-asian="bold" style:font-style-complex="normal" style:font-weight-complex="bold"/>
    </style:style>
    <style:style style:name="T45" style:family="text">
      <style:text-properties style:font-name="Times New Roman" fo:language="en" fo:country="US" fo:font-style="normal" officeooo:rsid="0016c655" style:font-style-asian="normal" style:font-weight-asian="bold" style:font-style-complex="normal" style:font-weight-complex="bold"/>
    </style:style>
    <style:style style:name="T46" style:family="text">
      <style:text-properties style:font-name="Times New Roman" fo:language="en" fo:country="US" fo:font-style="normal" officeooo:rsid="00198922" style:font-style-asian="normal" style:font-weight-asian="bold" style:font-style-complex="normal" style:font-weight-complex="bold"/>
    </style:style>
    <style:style style:name="T47" style:family="text">
      <style:text-properties style:font-name="Times New Roman" fo:language="en" fo:country="US" fo:font-style="normal" officeooo:rsid="001ab898" style:font-style-asian="normal" style:font-weight-asian="bold" style:font-style-complex="normal" style:font-weight-complex="bold"/>
    </style:style>
    <style:style style:name="T48" style:family="text">
      <style:text-properties style:font-name="Times New Roman" fo:language="en" fo:country="US" fo:font-style="normal" officeooo:rsid="001c0eda" style:font-style-asian="normal" style:font-weight-asian="bold" style:font-style-complex="normal" style:font-weight-complex="bold"/>
    </style:style>
    <style:style style:name="T49" style:family="text">
      <style:text-properties fo:language="en" fo:country="US" fo:font-style="normal" fo:font-weight="normal" officeooo:rsid="001353db" style:font-style-asian="normal" style:font-weight-asian="normal" style:font-style-complex="normal" style:font-weight-complex="normal"/>
    </style:style>
    <style:style style:name="T50" style:family="text">
      <style:text-properties fo:language="en" fo:country="US" fo:font-style="normal" fo:font-weight="normal" officeooo:rsid="00198922" style:font-style-asian="normal" style:font-weight-asian="normal" style:font-style-complex="normal" style:font-weight-complex="normal"/>
    </style:style>
    <style:style style:name="T51" style:family="text">
      <style:text-properties fo:language="en" fo:country="US" fo:font-style="normal" fo:font-weight="normal" officeooo:rsid="0013cbd3" style:font-style-asian="normal" style:font-weight-asian="normal" style:font-style-complex="normal" style:font-weight-complex="normal"/>
    </style:style>
    <style:style style:name="T52" style:family="text">
      <style:text-properties fo:language="en" fo:country="US" fo:font-style="normal" fo:font-weight="normal" officeooo:rsid="0016c655" style:font-style-asian="normal" style:font-weight-asian="normal" style:font-style-complex="normal" style:font-weight-complex="normal"/>
    </style:style>
    <style:style style:name="T53" style:family="text">
      <style:text-properties fo:language="en" fo:country="US" fo:font-style="normal" fo:font-weight="normal" officeooo:rsid="001542b6" style:font-style-asian="normal" style:font-weight-asian="normal" style:font-style-complex="normal" style:font-weight-complex="normal"/>
    </style:style>
    <style:style style:name="T54" style:family="text">
      <style:text-properties fo:language="en" fo:country="US" fo:font-style="normal" fo:font-weight="normal" officeooo:rsid="001dc491" style:font-style-asian="normal" style:font-weight-asian="normal" style:font-style-complex="normal" style:font-weight-complex="normal"/>
    </style:style>
    <style:style style:name="T55" style:family="text">
      <style:text-properties fo:language="en" fo:country="US" fo:font-style="normal" officeooo:rsid="001542b6" style:font-style-asian="normal" style:font-style-complex="normal"/>
    </style:style>
    <style:style style:name="T56" style:family="text">
      <style:text-properties fo:language="en" fo:country="US" fo:font-style="normal" officeooo:rsid="00198922" style:font-style-asian="normal" style:font-style-complex="normal"/>
    </style:style>
    <style:style style:name="T57" style:family="text">
      <style:text-properties officeooo:rsid="000e673a"/>
    </style:style>
    <style:style style:name="T58" style:family="text">
      <style:text-properties officeooo:rsid="00198922"/>
    </style:style>
    <style:style style:name="T59" style:family="text">
      <style:text-properties officeooo:rsid="001c0eda"/>
    </style:style>
    <text:list-style style:name="L1">
      <text:list-level-style-number text:level="1" text:style-name="Numbering_20_Symbols" style:num-suffix="." style:num-format="1" text:start-value="4">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1) Remerciements</text:p>
      <text:p text:style-name="P25"/>
      <text:p text:style-name="P25">Nous tenons a remercier notre client … pour le projet qu’il nous a confié.</text:p>
      <text:p text:style-name="P25"/>
      <text:p text:style-name="P25">Nous tenons aussi a remercier notre tuteur de stage … pour le temps qu’il nous a consacré durant toute la période de ce travail.</text:p>
      <text:p text:style-name="P25"/>
      <text:p text:style-name="P27">2) Glossaire</text:p>
      <text:p text:style-name="P27"/>
      <text:p text:style-name="P27"><text:tab/>BSS : <text:span text:style-name="T2">Bike Sharing System</text:span></text:p>
      <text:p text:style-name="P27"><text:span text:style-name="T2"/></text:p>
      <text:p text:style-name="P28"><text:span text:style-name="T49"><text:tab/></text:span><text:span text:style-name="T56">C++ :</text:span><text:span text:style-name="T50"> language de programmation</text:span></text:p>
      <text:p text:style-name="P28"><text:span text:style-name="T50"/></text:p>
      <text:p text:style-name="P28"><text:span text:style-name="T51"><text:tab/></text:span><text:span text:style-name="T55">Checkbox : </text:span><text:span text:style-name="T52">Permet</text:span><text:span text:style-name="T53"> a l’utlisateur de cocher ou decocher une case en cliquant dessus</text:span></text:p>
      <text:p text:style-name="P27"><text:span text:style-name="T2"/></text:p>
      <text:p text:style-name="P30"><text:span text:style-name="T34"><text:tab/></text:span><text:span text:style-name="T36">CSV :</text:span><text:span text:style-name="T35"> </text:span><text:span text:style-name="T37">Comma-separated values, est un format informatique représentant des données <text:tab/>contenues dans un tableau en les séparant par une virgule.</text:span></text:p>
      <text:p text:style-name="P30"><text:span text:style-name="T37"/></text:p>
      <text:p text:style-name="P30"><text:span text:style-name="T37"><text:tab/></text:span><text:span text:style-name="T48">Json :</text:span><text:span text:style-name="T42"> </text:span><text:span text:style-name="T43">Format de données structurées</text:span></text:p>
      <text:p text:style-name="P30"><text:span text:style-name="T37"/></text:p>
      <text:p text:style-name="P30"><text:span text:style-name="T37"><text:tab/></text:span><text:span text:style-name="T44">OpenGL : </text:span><text:span text:style-name="T38">librairie de calcul d’image 2D ou 3D</text:span><text:span text:style-name="T44"> </text:span></text:p>
      <text:p text:style-name="P30"><text:span text:style-name="T38"/></text:p>
      <text:p text:style-name="P31"><text:span text:style-name="T38"><text:tab/></text:span><text:span text:style-name="T47">Parsing : <text:s/></text:span><text:span text:style-name="T26">analyser </text:span><text:span text:style-name="T27">un</text:span><text:span text:style-name="T26"> fichier pour récupérer</text:span><text:span text:style-name="T27"> s</text:span><text:span text:style-name="T26">es données </text:span></text:p>
      <text:p text:style-name="P30"><text:span text:style-name="T38"/></text:p>
      <text:p text:style-name="P30"><text:span text:style-name="T38"><text:tab/></text:span><text:span text:style-name="T46">QtCreator : </text:span><text:span text:style-name="T41">Environnement de developpement multiplateforme. </text:span></text:p>
      <text:p text:style-name="P30"><text:span text:style-name="T38"/></text:p>
      <text:p text:style-name="P30"><text:span text:style-name="T39"><text:tab/></text:span><text:span text:style-name="T45">Rangeslider : </text:span><text:span text:style-name="T40">Permet a l’utilisateur de selectionner une gamme (entre une valeur minimum et <text:tab/>maximum)</text:span></text:p>
      <text:p text:style-name="P30"><text:span text:style-name="T40"/></text:p>
      <text:p text:style-name="P30"><text:span text:style-name="T24"><text:tab/></text:span><text:span text:style-name="T29">S</text:span><text:span text:style-name="T30">crollbar  : </text:span><text:span text:style-name="T25">Composant d’interface graphique, barre de défilement, ascenseur.</text:span></text:p>
      <text:p text:style-name="P30"><text:span text:style-name="T25"/></text:p>
      <text:p text:style-name="P33"><text:span text:style-name="T25"><text:tab/></text:span><text:span text:style-name="T32">URL :</text:span><text:span text:style-name="T31"> localisateur uniforme de ressource</text:span><text:span text:style-name="T28">, </text:span><text:span text:style-name="T27">adresse pour acceder aux ressources sur Internet</text:span></text:p>
      <text:p text:style-name="P27"><text:span text:style-name="T2"/></text:p>
      <text:p text:style-name="P27"><text:span text:style-name="T2"><text:tab/></text:span>VBS : <text:span text:style-name="T2">Vélos en libre service</text:span></text:p>
      <text:p text:style-name="P27"><text:span text:style-name="T2"/></text:p>
      <text:p text:style-name="P29"><text:span text:style-name="T2"><text:tab/></text:span><text:span text:style-name="T59">XML : </text:span><text:span text:style-name="T54">Format de données structurées</text:span></text:p>
      <text:p text:style-name="P27"><text:span text:style-name="T2"/></text:p>
      <text:p text:style-name="P27"><text:span text:style-name="T2"/></text:p>
      <text:p text:style-name="P32"><text:span text:style-name="T25"/></text:p>
      <text:p text:style-name="P25"/>
      <text:p text:style-name="P1"><text:span text:style-name="T1">3) Introduction</text:span></text:p>
      <text:p text:style-name="P3">Les <text:span text:style-name="T58">VBS</text:span> sont maintenant très utilisé dans les grandes villes en France et dans le monde. <text:span text:style-name="T1">Nous en avons un exemple dans la ville de Bordeaux avec les « VCub », pour lesquelles il existe de nombreuses stations.</text:span></text:p>
      <text:p text:style-name="P4">Ce système permet de naviguer d’un point A a un point B a l’aide d’un vélo mis a disposition (gratuitement ou non). </text:p>
      <text:p text:style-name="P4"><text:soft-page-break/>Très populaire, des logiciels ont été mis au point pour observer le flux de ses vélos, <text:span text:style-name="T1">c’est dans ce registre que s’inscrit notre application.</text:span></text:p>
      <text:p text:style-name="P2">4) Présentation du projet</text:p>
      <text:p text:style-name="P8"><text:span text:style-name="T4">Le projet est réalisé par quatre étudiants en première année de master informatique dans le cadre d’une UE de projet de programmation. </text:span><text:span text:style-name="T5">Ce projet vise <text:s/>a nous améliorer dans la création et la gestion d’un projet en équipe. Mais aussi a augmenter nos compétences en programmation et en documentation.</text:span></text:p>
      <text:p text:style-name="P16"><text:span text:style-name="T5">C</text:span><text:span text:style-name="T3">e projet a été réalisé en C++* 14 avec OpenGl* 3.3 sur l’IDE Qtcreator*. </text:span></text:p>
      <text:p text:style-name="P8"><text:span text:style-name="T5"/></text:p>
      <text:p text:style-name="P8"><text:span text:style-name="T5"><text:tab/></text:span><text:span text:style-name="T19">a) Objectif :</text:span></text:p>
      <text:p text:style-name="P8"><text:span text:style-name="T19"/></text:p>
      <text:p text:style-name="P9"><text:span text:style-name="T5">Le projet Visual BSS*</text:span><text:span text:style-name="T3"> </text:span><text:span text:style-name="T5">consiste </text:span><text:span text:style-name="T3">a développer une application qui </text:span><text:span text:style-name="T6">permet de</text:span><text:span text:style-name="T3"> visualiser un système de vélo en libre service. </text:span><text:span text:style-name="T7">L’utilisateur pourra observer les flux entre chaque station contenu dans un fichier sur une carte et pourra appliqué divers filtres pour préciser sa recherche.</text:span></text:p>
      <text:p text:style-name="P9"><text:span text:style-name="T3">Celle-ci doit s'appuyer sur un projet existant qui n'est pas accessible mais pour l</text:span><text:span text:style-name="T6">e</text:span><text:span text:style-name="T3">quel il existe une vidéo (</text:span><text:a xlink:type="simple" xlink:href="https://drive.google.com/file/d/0B3aeg8yMfRj0R3VKQjdtX1htUUU/view" text:style-name="Internet_20_link" text:visited-style-name="Visited_20_Internet_20_Link"><text:span text:style-name="T33">disponible ici</text:span></text:a><text:span text:style-name="T3">) .</text:span></text:p>
      <text:p text:style-name="P9"><text:span text:style-name="T3"/></text:p>
      <text:p text:style-name="P10"><text:span text:style-name="T20">b) Application</text:span></text:p>
      <text:p text:style-name="P9"><text:span text:style-name="T20"/></text:p>
      <text:p text:style-name="P11"><text:span text:style-name="T3">L’application va être divisé en 3 fenêtres qui vont interagir entre elles </text:span><text:span text:style-name="T11">(voir fig 1.)</text:span><text:span text:style-name="T3">. Nous allons détailler le fonctionnement de chacune des fenêtres ci-dessous, </text:span><text:span text:style-name="T10">nous allons aussi parler de la gestion de fichier qui joue un rôle important dans notre projet</text:span><text:span text:style-name="T3"> :</text:span></text:p>
      <text:p text:style-name="P12"><text:span text:style-name="T3">- La première fenêtre permet de naviguer sur une carte. Sur celle-ci, on peut voir et interagir avec les stations</text:span><text:span text:style-name="T8">. Entre chaque station, on peut apercevoir des courbes (en dégradé de couleur) qui correspondent aux trajets. Ses courbes sont dessinées du cyan (station d’origine) vers le bleu (station de destination) dans le sens horaire, tandis que les arrivées sont dessinés du rouge (stations d’origine) vers le jaune (destination) dans le sens anti-horaire. </text:span><text:span text:style-name="T12">Les stations et les trajets vont être affiché avec OpenGL* afin d’optimiser l’affichage. </text:span></text:p>
      <text:p text:style-name="P12"><text:span text:style-name="T8">- La seconde fenêtre représente une matrice </text:span><text:span text:style-name="T14">(voir fig. 2) </text:span><text:span text:style-name="T8">. Elle permet d’accéder aux flux pour chaque station (en ordonnée) en fonction du temps (en abscisse). </text:span><text:span text:style-name="T9">Les points rouges correspondent aux flux pour chacune des stations, ses points sont donc plus ou moins gros en fonction de l’affluence. Cette matrice permet aussi de sélectionner les points (grâce a un zone de sélection) afin de mettre a jour les données disponible sur la carte. </text:span><text:span text:style-name="T14">On peut naviguer sur celle-ci avec l’aide d’un scrollbar* vertical et horizontal. </text:span></text:p>
      <text:p text:style-name="P12"><text:soft-page-break/><text:span text:style-name="T9">- La troisième fenêtre met a disposition des filtres </text:span><text:span text:style-name="T11">(voir fig. </text:span><text:span text:style-name="T14">3</text:span><text:span text:style-name="T11">)</text:span><text:span text:style-name="T9">. </text:span><text:span text:style-name="T13">Dans la première partie, on peut sélectionner une journée ou une date. Dans la deuxième partie, on va pouvoir accéder a plusieurs  checkbox * expliqué ci-dessous :</text:span></text:p>
      <text:p text:style-name="P12"><text:span text:style-name="T9"><text:tab/>→</text:span><text:span text:style-name="T12"> Incoming Trips : </text:span><text:span text:style-name="T13">Trajets entrants</text:span></text:p>
      <text:p text:style-name="P12"><text:span text:style-name="T12"><text:tab/>→ Cyclic Trips : </text:span><text:span text:style-name="T13">Trajets cycliques</text:span></text:p>
      <text:p text:style-name="P12"><text:span text:style-name="T12"><text:tab/>→ Trips Distance : </text:span><text:span text:style-name="T13">Taille du trajet</text:span></text:p>
      <text:p text:style-name="P12"><text:span text:style-name="T12"><text:tab/>→ Outcoming Trips : </text:span><text:span text:style-name="T13">Trajets sortants</text:span></text:p>
      <text:p text:style-name="P12"><text:span text:style-name="T12"><text:tab/>→ Trips Duration : </text:span><text:span text:style-name="T13">durée du trajet</text:span></text:p>
      <text:p text:style-name="P12"><text:span text:style-name="T12"><text:tab/>→ Outages :</text:span></text:p>
      <text:p text:style-name="P12"><text:span text:style-name="T12"><text:tab/>→ Order : </text:span></text:p>
      <text:p text:style-name="P15"><text:span text:style-name="T12">L’</text:span><text:span text:style-name="T3">utilisateur peut aussi utiliser divers «range slider » :</text:span></text:p>
      <text:p text:style-name="P12"><text:span text:style-name="T12"><text:tab/>→ Trip distance : </text:span><text:span text:style-name="T14">Régler la distance minimun et maximum des trajets a afficher. </text:span><text:span text:style-name="T12"><text:line-break/><text:tab/>→</text:span><text:span text:style-name="T13"> Trip duration : </text:span><text:span text:style-name="T14">Régler le temps minimum et maximum des trajets a afficher. </text:span><text:span text:style-name="T13"><text:line-break/><text:tab/>→ Trip direction : </text:span></text:p>
      <text:p text:style-name="P12"><text:span text:style-name="T13"><text:tab/>→ 00 Flow : </text:span></text:p>
      <text:p text:style-name="P13"><text:span text:style-name="T10">- Pour récupérer les données nécessaire au bon fonctionnement de l’application, nous récupérons les trajets a partir d’un fichier (.</text:span><text:span text:style-name="T17">csv</text:span><text:span text:style-name="T10">*). </text:span><text:span text:style-name="T11">L’utilisateur pourra, a partir d’une ligne de commande ou de façon plus traditionnelle (fichier → ouvrir → sélection du fichier), charger le fichier sur l’application. Ce fichier contient plusieurs champs (voir fig. </text:span><text:span text:style-name="T14">4</text:span><text:span text:style-name="T11">) :</text:span></text:p>
      <text:p text:style-name="P14"><text:span text:style-name="T10"><text:tab/>→</text:span><text:span text:style-name="T3"> </text:span><text:span text:style-name="T10">t</text:span><text:span text:style-name="T3">ripduration : le temps que dure le trajet.</text:span></text:p>
      <text:p text:style-name="P14"><text:span text:style-name="T3"><text:tab/>→ Starttime : heure de départ</text:span></text:p>
      <text:p text:style-name="P14"><text:span text:style-name="T3"><text:tab/>→ stoptime : heure d’arrivée</text:span></text:p>
      <text:p text:style-name="P14"><text:span text:style-name="T3"><text:tab/>→ start station id : identifiant de la station de départ </text:span></text:p>
      <text:p text:style-name="P14"><text:span text:style-name="T3"><text:tab/>→ name : nom de la station de départ</text:span></text:p>
      <text:p text:style-name="P14"><text:span text:style-name="T3"><text:tab/>→ start station latidure : Latitude de la station de départ</text:span></text:p>
      <text:p text:style-name="P14"><text:span text:style-name="T3"><text:tab/>→ start station longitude : Longitude de la station de départ</text:span></text:p>
      <text:p text:style-name="P14"><text:span text:style-name="T3"><text:tab/>→ end station id : identifiant de la station d’arrivée</text:span></text:p>
      <text:p text:style-name="P14"><text:span text:style-name="T3"><text:tab/>→ end station name : nom de la station d’arrivée </text:span></text:p>
      <text:p text:style-name="P14"><text:span text:style-name="T3"><text:tab/>→ end station latitude : Latitude de la station d’arrivée</text:span></text:p>
      <text:p text:style-name="P14"><text:span text:style-name="T3"><text:tab/>→ end station longitude : Longitude de la station d’arrivée</text:span></text:p>
      <text:p text:style-name="P14"><text:span text:style-name="T3"><text:tab/>→ bikeid : id du trajet</text:span></text:p>
      <text:p text:style-name="P14"><text:span text:style-name="T3"><text:tab/>→ usertype :</text:span></text:p>
      <text:p text:style-name="P14"><text:span text:style-name="T3"><text:tab/>→ birth year :</text:span></text:p>
      <text:p text:style-name="P14"><text:span text:style-name="T3"><text:tab/>→ gender :</text:span></text:p>
      <text:p text:style-name="P14"><text:span text:style-name="T3"/></text:p>
      <text:p text:style-name="P19"><text:soft-page-break/><text:span text:style-name="T10">5</text:span><text:span text:style-name="T3">) Étude de l’existant</text:span></text:p>
      <text:p text:style-name="P19"><text:span text:style-name="T21">Ce projet a pour but de s’inspirer d’une application déjà existante. Elle est visible sur ses eux vidéos : </text:span></text:p>
      <text:p text:style-name="P19"><text:span text:style-name="T21"><text:tab/>- </text:span><text:span text:style-name="T22">https://drive.google.com/file/d/0B3aeg8yMfRj0MWFmUHZ6ZlR4MzA/view</text:span></text:p>
      <text:p text:style-name="P19"><text:span text:style-name="T22"><text:tab/>- </text:span><text:a xlink:type="simple" xlink:href="https://drive.google.com/file/d/0B3aeg8yMfRj0R3VKQjdtX1htUUU/view" text:style-name="Internet_20_link" text:visited-style-name="Visited_20_Internet_20_Link">https://drive.google.com/file/d/0B3aeg8yMfRj0R3VKQjdtX1htUUU/view</text:a></text:p>
      <text:p text:style-name="P19"><text:span text:style-name="T22"/></text:p>
      <text:p text:style-name="P23">On peut constater que c’est une application web ouverte sur Google Chrome. Son URL* (localhost :8080) nous permet de savoir qu’il s’agit d’une démonstration en local. Nous n’avons pas d’informations plus précises (<text:span text:style-name="T57">nombres de données, code source etc). Malgres tout, on peut supposer que les performances ne sont pas optimales avec ce type de technologie pour le web (on peut constater quelques lenteurs dans ses vidéos).</text:span></text:p>
      <text:p text:style-name="P24"><text:span text:style-name="T57">Comme expliqué précédemment, notre projet avait pour but de reprendre les fonctionnalité de cette application. Malheureusement, nous n’avions pas toutes les données nécessaires donc nous avons du imaginer les fonctionnalités qui se cachaient derrière certain filtres.</text:span></text:p>
      <text:p text:style-name="P24"/>
      <text:p text:style-name="P20"><text:span text:style-name="T16">6) Fonctionnalités implémentées</text:span></text:p>
      <text:p text:style-name="P22"><text:span text:style-name="T23"/></text:p>
      <text:p text:style-name="P5"><text:span text:style-name="T15">L</text:span><text:span text:style-name="T3">ors de ce projet, nous avons du définir un ordre de priorité afin de pouvoir livrer une application convenable et facilement améliorable si le projet n’arrive pas a sa fin. </text:span></text:p>
      <text:p text:style-name="P5"><text:span text:style-name="T3">Nous avons donc mis au point un ordre de priorités pour définir les fonctionnalités qui nous paraissait primordiale pour le bon fonctionnement de l’application et celle qui sont plus secondaire. </text:span></text:p>
      <text:p text:style-name="P6"><text:span text:style-name="T3">Notre but a été d’avoir un fonctionnement globale de chaque partie de l’application afin de pouvoir itérer a partir de cette base.</text:span><text:span text:style-name="T18"> Consulter le diagramme de Gantt (fig 4.).</text:span></text:p>
      <text:p text:style-name="P5"><text:span text:style-name="T17">Le premier point important était le chargement et le</text:span><text:span text:style-name="T3"> parsing* du fichier. </text:span><text:span text:style-name="T17">Nous avons choisi, dans un premier temps, de parser les fichiers csv* (Le parsing des fichiers XML* et Json* fonctionnent de la même facon). Ensuite, nous nous sommes accès sur l’implémentation de la vue Carte et Matrice, </text:span><text:span text:style-name="T18">qui ont toutes les deux, dans un premier temps, implémenté sans l’aide d’Opengl.</text:span></text:p>
      <text:p text:style-name="P7"><text:span text:style-name="T18">N</text:span><text:span text:style-name="T3">ous avons, pour finir, crée la vue Filtre sur laquelle on a implémenté toute la logique, puis nous avons modifié la vue carte et matrice afin qu’elles utilisent OpenGL, ce qui permet d’avoir de meilleures performances (les donnés chargent plus vite). </text:span></text:p>
      <text:p text:style-name="P17">Voici un tableau récapitulatif de ce que nous avons pus faire pendant notre projet :</text:p>
      <text:p text:style-name="P17"/>
      <text:p text:style-name="P17"/>
      <text:p text:style-name="P17"/>
      <text:p text:style-name="P17"/>
      <text:p text:style-name="P17"/>
      <text:p text:style-name="P21"><text:soft-page-break/>7) Conclusion</text:p>
      <text:p text:style-name="P18">Ce projet de groupe nous a permis de comprendre l’importance de l’organisation au sein d’un projet informatique.</text:p>
      <text:p text:style-name="P18">De plus, Nous avons appris a respecter les conventions de codage qui permettent d’avoir un code lisible.</text:p>
      <text:p text:style-name="P18">Nous avons aussi appris a respecter les attentes du client et des autres personnes étant lié au projet et faire preuve d’initiatives.</text:p>
      <text:p text:style-name="P18"/>
      <text:p text:style-name="P8"><text:span text:style-name="T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FreeSans1" svg:font-family="FreeSans" style:font-family-generic="swiss"/>
    <style:font-face style:name="Tibetan Machine Uni" svg:font-family="'Tibetan Machine Uni'"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20T22:58:33.065932872</meta:creation-date>
    <dc:date>2017-03-21T01:49:57.418440669</dc:date>
    <meta:editing-duration>PT9M54S</meta:editing-duration>
    <meta:editing-cycles>1</meta:editing-cycles>
    <meta:document-statistic meta:table-count="0" meta:image-count="0" meta:object-count="0" meta:page-count="5" meta:paragraph-count="75" meta:word-count="1294" meta:character-count="7951" meta:non-whitespace-character-count="6666"/>
    <meta:generator>LibreOffice/5.1.6.2$Linux_X86_64 LibreOffice_project/10m0$Build-2</meta:generator>
  </office:meta>
</office:document-meta>
</file>